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15.6256in"/>
    </style:style>
    <style:style style:name="co3" style:family="table-column">
      <style:table-column-properties fo:break-before="auto" style:column-width="5.7409in"/>
    </style:style>
    <style:style style:name="co4" style:family="table-column">
      <style:table-column-properties fo:break-before="auto" style:column-width="4.7283in"/>
    </style:style>
    <style:style style:name="co5" style:family="table-column">
      <style:table-column-properties fo:break-before="auto" style:column-width="1.039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6618in"/>
    </style:style>
    <style:style style:name="co8" style:family="table-column">
      <style:table-column-properties fo:break-before="auto" style:column-width="0.21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./_TI/tiCompArch.adoc:11</text:p>
          </table:table-cell>
          <table:table-cell office:value-type="string" calcext:value-type="string">
            <text:p><text:s/>project roadmaps and priorities; draft FAQ entries in GDoc</text:p>
          </table:table-cell>
          <table:table-cell office:value-type="string" calcext:value-type="string">
            <text:p><text:s/>share w JAS 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_TI/tiCompArch.adoc:12</text:p>
          </table:table-cell>
          <table:table-cell office:value-type="string" calcext:value-type="string">
            <text:p><text:s/>Conceptual-level functional models that IAM infra must collectively and exhaustively addre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CompArch.adoc:1249</text:p>
          </table:table-cell>
          <table:table-cell office:value-type="string" calcext:value-type="string">
            <text:p><text:s/>send slack message to April about AnnW's project to bring more case studies on line for potential adopters. Will become more formal over tim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CompArch.adoc:1423</text:p>
          </table:table-cell>
          <table:table-cell office:value-type="string" calcext:value-type="string">
            <text:p><text:s/>reach out to grady bailey about possible TAP mentoree role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CompArch.adoc:2252</text:p>
          </table:table-cell>
          <table:table-cell office:value-type="string" calcext:value-type="string">
            <text:p><text:s/>Invite ChrisHy to Fri meeting: New provisioning framework obsoletes the existing Grouper -&gt; midPoint event conne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WorkPlans.adoc:1111</text:p>
          </table:table-cell>
          <table:table-cell office:value-type="string" calcext:value-type="string">
            <text:p><text:s/>steve to set meeting for him</text:p>
          </table:table-cell>
          <table:table-cell office:value-type="string" calcext:value-type="string">
            <text:p><text:s/>me and Drew to introduce the PoC ap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_TI/tiWorkPlans.adoc:1413</text:p>
          </table:table-cell>
          <table:table-cell office:value-type="string" calcext:value-type="string">
            <text:p><text:s/>ask for access to AWS Glue I2 d ata catalog; This is tee'd up for (probably) next wee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WorkPlans.adoc:1432</text:p>
          </table:table-cell>
          <table:table-cell office:value-type="string" calcext:value-type="string">
            <text:p><text:s/>Connector requirements for now: CRUD for people</text:p>
          </table:table-cell>
          <table:table-cell office:value-type="string" calcext:value-type="string">
            <text:p><text:s/>groups</text:p>
          </table:table-cell>
          <table:table-cell office:value-type="string" calcext:value-type="string">
            <text:p><text:s/>memberships in Slack (and Canvas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_TI/tiWorkPlans.adoc:1484</text:p>
          </table:table-cell>
          <table:table-cell office:value-type="string" calcext:value-type="string">
            <text:p><text:s/>SIWG Help RobC: CACTI hopes to spawn # of W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WorkPlans.adoc:1486</text:p>
          </table:table-cell>
          <table:table-cell office:value-type="string" calcext:value-type="string">
            <text:p><text:s/>offer to help prep AnnW/MikeC IAM Discuss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WorkPlans.adoc:1594</text:p>
          </table:table-cell>
          <table:table-cell office:value-type="string" calcext:value-type="string">
            <text:p><text:s/>review Internet2 Identity Services Program Update 2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_TI/tiWorkPlans.adoc:533</text:p>
          </table:table-cell>
          <table:table-cell office:value-type="string" calcext:value-type="string">
            <text:p><text:s/>get SteveZ a skill set list to factor in to his agency conversations about more web dev</text:p>
          </table:table-cell>
          <table:table-cell office:value-type="string" calcext:value-type="string">
            <text:p><text:s/>ui</text:p>
          </table:table-cell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(A)CAMP-2021.adoc:112</text:p>
          </table:table-cell>
          <table:table-cell office:value-type="string" calcext:value-type="string">
            <text:p><text:s/>Keith Hazelton: All the proposed schemes for *enterprise ids* that I’ve heard so far can work in SAML and OIDC contexts at the cost of a couple additional syntax and semantic constraints. I will write up the details and add a link to these notes when it’s rea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apiSec.adoc:25</text:p>
          </table:table-cell>
          <table:table-cell office:value-type="string" calcext:value-type="string">
            <text:p><text:s/>write up a note about this. Note that !Labs supports JWTs in their connector-base pro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archF2f-2023-AA.adoc:16</text:p>
          </table:table-cell>
          <table:table-cell office:value-type="string" calcext:value-type="string">
            <text:p><text:s/>align i2 and community around user-supporting functions: account linking</text:p>
          </table:table-cell>
          <table:table-cell office:value-type="string" calcext:value-type="string">
            <text:p><text:s/>account recovery</text:p>
          </table:table-cell>
          <table:table-cell office:value-type="string" calcext:value-type="string">
            <text:p><text:s/>enrollment</text:p>
          </table:table-cell>
          <table:table-cell office:value-type="string" calcext:value-type="string">
            <text:p><text:s/>Grouper 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assadi.adoc:8</text:p>
          </table:table-cell>
          <table:table-cell office:value-type="string" calcext:value-type="string">
            <text:p><text:s/>send AA links to mobility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1233</text:p>
          </table:table-cell>
          <table:table-cell office:value-type="string" calcext:value-type="string">
            <text:p><text:s/>AD map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1249</text:p>
          </table:table-cell>
          <table:table-cell office:value-type="string" calcext:value-type="string">
            <text:p><text:s/>Mindset conversation with MRG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1250</text:p>
          </table:table-cell>
          <table:table-cell office:value-type="string" calcext:value-type="string">
            <text:p><text:s/>creat db w schema that matches MattB's SORGrouperTables/Person db; plug in BennO's test data</text:p>
          </table:table-cell>
          <table:table-cell office:value-type="string" calcext:value-type="string">
            <text:p><text:s/>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banner.adoc:1251</text:p>
          </table:table-cell>
          <table:table-cell office:value-type="string" calcext:value-type="string">
            <text:p><text:s/>1) add as resource to mP and time reconcilation tasks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1252</text:p>
          </table:table-cell>
          <table:table-cell office:value-type="string" calcext:value-type="string">
            <text:p><text:s/>2) hand off connection string for Ethan to do a db-index-based diff update to n+1 from 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1504</text:p>
          </table:table-cell>
          <table:table-cell office:value-type="string" calcext:value-type="string">
            <text:p><text:s/>2020-03-24 Create GraphQL queries against banner sch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38</text:p>
          </table:table-cell>
          <table:table-cell office:value-type="string" calcext:value-type="string">
            <text:p><text:s/>Is it possible you could forward my question? <text:s/>It is: Does the current “planned Banner connector” effort intend on leveraging the Ethos API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435</text:p>
          </table:table-cell>
          <table:table-cell office:value-type="string" calcext:value-type="string">
            <text:p><text:s/>unicon working with MattB</text:p>
          </table:table-cell>
          <table:table-cell office:value-type="string" calcext:value-type="string">
            <text:p><text:s/>KeithL</text:p>
          </table:table-cell>
          <table:table-cell office:value-type="string" calcext:value-type="string">
            <text:p><text:s/>and ToddB !!! <text:s/>They all like 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banner.adoc:630</text:p>
          </table:table-cell>
          <table:table-cell office:value-type="string" calcext:value-type="string">
            <text:p><text:s/>AD map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649</text:p>
          </table:table-cell>
          <table:table-cell office:value-type="string" calcext:value-type="string">
            <text:p><text:s/>Mindset conversation with MRG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650</text:p>
          </table:table-cell>
          <table:table-cell office:value-type="string" calcext:value-type="string">
            <text:p><text:s/>creat db w schema that matches MattB's SORGrouperTables/Person db; plug in BennO's test data</text:p>
          </table:table-cell>
          <table:table-cell office:value-type="string" calcext:value-type="string">
            <text:p><text:s/>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banner.adoc:651</text:p>
          </table:table-cell>
          <table:table-cell office:value-type="string" calcext:value-type="string">
            <text:p><text:s/>1) add as resource to mP and time reconcilation tasks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banner.adoc:652</text:p>
          </table:table-cell>
          <table:table-cell office:value-type="string" calcext:value-type="string">
            <text:p><text:s/>2) hand off connection string for Ethan to do a db-index-based diff update to n+1 from 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4model.adoc:6</text:p>
          </table:table-cell>
          <table:table-cell office:value-type="string" calcext:value-type="string">
            <text:p><text:s/>TAP ref arch as c4 landscape dia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atTheory.adoc:194</text:p>
          </table:table-cell>
          <table:table-cell office:value-type="string" calcext:value-type="string">
            <text:p><text:s/>PRIORITY ONE materials for learning CatTheory: Richard Southw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atTheory.adoc:216</text:p>
          </table:table-cell>
          <table:table-cell office:value-type="string" calcext:value-type="string">
            <text:p><text:s/>work Kindle version and Inter-Library Loan copy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atTheory.adoc:218</text:p>
          </table:table-cell>
          <table:table-cell office:value-type="string" calcext:value-type="string">
            <text:p><text:s/>work Bartosz Milewski Cat Theory for Programmers (2021-09-0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ILogon.adoc:42</text:p>
          </table:table-cell>
          <table:table-cell office:value-type="string" calcext:value-type="string">
            <text:p><text:s/>global authZ via Partic Syntax JWT's via ga4gh passport and scitok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irrusId.adoc:379</text:p>
          </table:table-cell>
          <table:table-cell office:value-type="string" calcext:value-type="string">
            <text:p><text:s/>Thorough Workbench checkout; Getting started blurb for a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irrusId.adoc:52</text:p>
          </table:table-cell>
          <table:table-cell office:value-type="string" calcext:value-type="string">
            <text:p><text:s/>sketch out mP - SoR sync options from NRT to full reconciliation; talk to Paul about sharing Canvas connector; How does Cirrus differ from a classic SoR? It might want to be more RPC-li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irrusId.adoc:524</text:p>
          </table:table-cell>
          <table:table-cell office:value-type="string" calcext:value-type="string">
            <text:p><text:s/>Come up with an overview doc for the CoManage search/match API so that we can later schedule a discussion with Cirrus Enginee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onnectors.adoc:8</text:p>
          </table:table-cell>
          <table:table-cell office:value-type="string" calcext:value-type="string">
            <text:p><text:s/>LDAP/AD provisioning with mid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ovidMobNet.adoc:7</text:p>
          </table:table-cell>
          <table:table-cell office:value-type="string" calcext:value-type="string">
            <text:p><text:s/>M3 modeling transmission dynamics of SE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.adoc:1551</text:p>
          </table:table-cell>
          <table:table-cell office:value-type="string" calcext:value-type="string">
            <text:p><text:s/>TommyD @ SMU: product comparison matrix; marketing material</text:p>
          </table:table-cell>
          <table:table-cell office:value-type="string" calcext:value-type="string">
            <text:p><text:s/>list of capabilities</text:p>
          </table:table-cell>
          <table:table-cell office:value-type="string" calcext:value-type="string">
            <text:p><text:s/>etc. for each component; BTAA (de)Prov; describe TAP components to C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csp.adoc:2100</text:p>
          </table:table-cell>
          <table:table-cell office:value-type="string" calcext:value-type="string">
            <text:p><text:s/>sketch midPoint ontology as step toward functional model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.adoc:2156</text:p>
          </table:table-cell>
          <table:table-cell office:value-type="string" calcext:value-type="string">
            <text:p><text:s/>reach out to selected individuals to discuss cooperative drafting of TAP how-to documents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.adoc:5</text:p>
          </table:table-cell>
          <table:table-cell office:value-type="string" calcext:value-type="string">
            <text:p><text:s/>check w AnnW about moving https://incommon.org/community/mace-registries/registrations-in-the-urnmacedirentitlement-namespace to REFEDS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.adoc:590</text:p>
          </table:table-cell>
          <table:table-cell office:value-type="string" calcext:value-type="string">
            <text:p><text:s/>clearly describe the ideal mP vision of people and resource accounts and multiple roles on one resour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.adoc:684</text:p>
          </table:table-cell>
          <table:table-cell office:value-type="string" calcext:value-type="string">
            <text:p><text:s/>push mP role info TO Grouper (via LDAP??) (what are use cases for role info mastered in mP</text:p>
          </table:table-cell>
          <table:table-cell office:value-type="string" calcext:value-type="string">
            <text:p><text:s/>not Grpr?); self-repairing unresolvable sub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csp.adoc:753</text:p>
          </table:table-cell>
          <table:table-cell office:value-type="string" calcext:value-type="string">
            <text:p><text:s/>TAP async messaging failure mo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2.adoc:15</text:p>
          </table:table-cell>
          <table:table-cell office:value-type="string" calcext:value-type="string">
            <text:p><text:s/>`https://hub.docker.com/u/i2incommon &lt;= get latest mP out th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2.adoc:379</text:p>
          </table:table-cell>
          <table:table-cell office:value-type="string" calcext:value-type="string">
            <text:p><text:s/>identifier best practices with SMU and Lafay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2.adoc:8</text:p>
          </table:table-cell>
          <table:table-cell office:value-type="string" calcext:value-type="string">
            <text:p><text:s/>reach out to Charise about functional model maps and arch documentation templates for Unicon's late October IAM Assessment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2.adoc:9</text:p>
          </table:table-cell>
          <table:table-cell office:value-type="string" calcext:value-type="string">
            <text:p><text:s/>reach out to selected individuals to discuss cooperative drafting of TAP how-to documents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2teams.adoc:8</text:p>
          </table:table-cell>
          <table:table-cell office:value-type="string" calcext:value-type="string">
            <text:p><text:s/>reach out to Charise about functional model maps and arch documentation templates for Unicon's late October IAM Assessment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2teams.adoc:9</text:p>
          </table:table-cell>
          <table:table-cell office:value-type="string" calcext:value-type="string">
            <text:p><text:s/>reach out to selected individuals to discuss cooperative drafting of TAP how-to documents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3.adoc:151</text:p>
          </table:table-cell>
          <table:table-cell office:value-type="string" calcext:value-type="string">
            <text:p><text:s/>Notify UNCC when the new table-based Grouper/midPoint integ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3.adoc:202</text:p>
          </table:table-cell>
          <table:table-cell office:value-type="string" calcext:value-type="string">
            <text:p><text:s/>push edited schema extension for uin up to ~/opt/midpoint-4.6/var/schema/fanner.x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3.adoc:206</text:p>
          </table:table-cell>
          <table:table-cell office:value-type="string" calcext:value-type="string">
            <text:p><text:s/>configure schema mapping section to finish the resource de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3.adoc:226</text:p>
          </table:table-cell>
          <table:table-cell office:value-type="string" calcext:value-type="string">
            <text:p><text:s/>interviiew on Sailpoint IIQ adoption (// Workday) and ex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3.adoc:302</text:p>
          </table:table-cell>
          <table:table-cell office:value-type="string" calcext:value-type="string">
            <text:p><text:s/>Gabor about a community-defined how-to for selective TAP component deployment and integ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3.adoc:309</text:p>
          </table:table-cell>
          <table:table-cell office:value-type="string" calcext:value-type="string">
            <text:p><text:s/>CirrusIdentity:Genericize</text:p>
          </table:table-cell>
          <table:table-cell office:value-type="string" calcext:value-type="string">
            <text:p><text:s/>document their service functionalisy: fedAuthNZ</text:p>
          </table:table-cell>
          <table:table-cell office:value-type="string" calcext:value-type="string">
            <text:p><text:s/>protocol gateway</text:p>
          </table:table-cell>
          <table:table-cell office:value-type="string" calcext:value-type="string">
            <text:p><text:s/>identity lifcy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csp2023.adoc:570</text:p>
          </table:table-cell>
          <table:table-cell office:value-type="string" calcext:value-type="string">
            <text:p><text:s/>slack messages to #csp2022-only or #csp2022-teamleads ab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4.adoc:370</text:p>
          </table:table-cell>
          <table:table-cell office:value-type="string" calcext:value-type="string">
            <text:p><text:s/>Notify UNCC when the new table-based Grouper/midPoint integ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4.adoc:421</text:p>
          </table:table-cell>
          <table:table-cell office:value-type="string" calcext:value-type="string">
            <text:p><text:s/>push edited schema extension for uin up to ~/opt/midpoint-4.6/var/schema/fanner.x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4.adoc:425</text:p>
          </table:table-cell>
          <table:table-cell office:value-type="string" calcext:value-type="string">
            <text:p><text:s/>configure schema mapping section to finish the resource de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4.adoc:445</text:p>
          </table:table-cell>
          <table:table-cell office:value-type="string" calcext:value-type="string">
            <text:p><text:s/>interviiew on Sailpoint IIQ adoption (// Workday) and ex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4.adoc:521</text:p>
          </table:table-cell>
          <table:table-cell office:value-type="string" calcext:value-type="string">
            <text:p><text:s/>Gabor about a community-defined how-to for selective TAP component deployment and integ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csp2024.adoc:528</text:p>
          </table:table-cell>
          <table:table-cell office:value-type="string" calcext:value-type="string">
            <text:p><text:s/>CirrusIdentity:Genericize</text:p>
          </table:table-cell>
          <table:table-cell office:value-type="string" calcext:value-type="string">
            <text:p><text:s/>document their service functionalisy: fedAuthNZ</text:p>
          </table:table-cell>
          <table:table-cell office:value-type="string" calcext:value-type="string">
            <text:p><text:s/>protocol gateway</text:p>
          </table:table-cell>
          <table:table-cell office:value-type="string" calcext:value-type="string">
            <text:p><text:s/>identity lifcy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csp2024.adoc:789</text:p>
          </table:table-cell>
          <table:table-cell office:value-type="string" calcext:value-type="string">
            <text:p><text:s/>slack messages to #csp2022-only or #csp2022-teamleads ab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dataMgmt.adoc:11</text:p>
          </table:table-cell>
          <table:table-cell office:value-type="string" calcext:value-type="string">
            <text:p><text:s/>AttributesNFDI-AAI &lt;- for ScEdB consideration; include eduMember att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docs4grouper.adoc:11</text:p>
          </table:table-cell>
          <table:table-cell office:value-type="string" calcext:value-type="string">
            <text:p><text:s/>dream up a high-level structure for 4 doc types (ChrisHu</text:p>
          </table:table-cell>
          <table:table-cell office:value-type="string" calcext:value-type="string">
            <text:p><text:s/>DrewA</text:p>
          </table:table-cell>
          <table:table-cell office:value-type="string" calcext:value-type="string">
            <text:p>..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eda.adoc:5</text:p>
          </table:table-cell>
          <table:table-cell office:value-type="string" calcext:value-type="string">
            <text:p><text:s/>schedule Richard Frovarp to present/discuss asynchronous messaging based on his MS The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elixir.adoc:74</text:p>
          </table:table-cell>
          <table:table-cell office:value-type="string" calcext:value-type="string">
            <text:p><text:s/>From Keith H / Internet2 to Anindita Bandyopadhyay</text:p>
          </table:table-cell>
          <table:table-cell office:value-type="string" calcext:value-type="string">
            <text:p><text:s/>West Arete (Direct Message): Hello! I would love to connect w you about elixir</text:p>
          </table:table-cell>
          <table:table-cell office:value-type="string" calcext:value-type="string">
            <text:p><text:s/>data pipelines and Broad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emergents.adoc:6</text:p>
          </table:table-cell>
          <table:table-cell office:value-type="string" calcext:value-type="string">
            <text:p><text:s/>https://www.youtube.com/watch?v=AWHGQfzfHxI&amp;t=2035s &lt;- firebase for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graphQL.adoc:226</text:p>
          </table:table-cell>
          <table:table-cell office:value-type="string" calcext:value-type="string">
            <text:p><text:s/>Work through prerequisites to GraphQL Work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icpData.adoc:139</text:p>
          </table:table-cell>
          <table:table-cell office:value-type="string" calcext:value-type="string">
            <text:p><text:s/>look at NickR's message format; attempt to work up an AsyncAPI (https://www.asyncapi.com/) represen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icpData.adoc:22</text:p>
          </table:table-cell>
          <table:table-cell office:value-type="string" calcext:value-type="string">
            <text:p><text:s/>Draw a midPoint-centric arch model; show which systems need what from where. DW is not the solutio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icpData.adoc:415</text:p>
          </table:table-cell>
          <table:table-cell office:value-type="string" calcext:value-type="string">
            <text:p><text:s/>schema for BarryR's data models</text:p>
          </table:table-cell>
          <table:table-cell office:value-type="string" calcext:value-type="string">
            <text:p><text:s/>taxonomies</text:p>
          </table:table-cell>
          <table:table-cell office:value-type="string" calcext:value-type="string">
            <text:p><text:s/>t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icpData.adoc:436</text:p>
          </table:table-cell>
          <table:table-cell office:value-type="string" calcext:value-type="string">
            <text:p><text:s/>Do an ontology model of a typical Grouper representation of a HE institution; SZ: 'the view is the contract' disc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js.adoc:2</text:p>
          </table:table-cell>
          <table:table-cell office:value-type="string" calcext:value-type="string">
            <text:p><text:s/>base camp for react/express/ne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linode.adoc:6</text:p>
          </table:table-cell>
          <table:table-cell office:value-type="string" calcext:value-type="string">
            <text:p><text:s/>Set up https for aktis</text:p>
          </table:table-cell>
          <table:table-cell office:value-type="string" calcext:value-type="string">
            <text:p><text:s/>co-op; Check firewall settings on Linod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mace.adoc:57</text:p>
          </table:table-cell>
          <table:table-cell office:value-type="string" calcext:value-type="string">
            <text:p><text:s/>urn registry clean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midPoint.adoc:5</text:p>
          </table:table-cell>
          <table:table-cell office:value-type="string" calcext:value-type="string">
            <text:p><text:s/>Yep</text:p>
          </table:table-cell>
          <table:table-cell office:value-type="string" calcext:value-type="string">
            <text:p><text:s/>I'll reach out to U Chicago re their midPoint deployment; (!Labs to intro their Zoom connect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midPoint.adoc:56</text:p>
          </table:table-cell>
          <table:table-cell office:value-type="string" calcext:value-type="string">
            <text:p><text:s/>Martin Douglas: final slide: couple future goals that Grouper could help with: lifecycle mgmt</text:p>
          </table:table-cell>
          <table:table-cell office:value-type="string" calcext:value-type="string">
            <text:p><text:s/>true access mg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mpug.adoc:244</text:p>
          </table:table-cell>
          <table:table-cell office:value-type="string" calcext:value-type="string">
            <text:p><text:s/>see how ORCID explains 'account linking' to research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mpug.adoc:326</text:p>
          </table:table-cell>
          <table:table-cell office:value-type="string" calcext:value-type="string">
            <text:p><text:s/>edit draft ident guidance based on this meeting: https://github.internet2.edu/internet2/iam-knowledgebase/blob/main/identifier-guidance.ado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react.adoc:300</text:p>
          </table:table-cell>
          <table:table-cell office:value-type="string" calcext:value-type="string">
            <text:p><text:s/>- alfa-jango FedMgr UI work contains techniques useful for a general TAP U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chemaBrd.adoc:77</text:p>
          </table:table-cell>
          <table:table-cell office:value-type="string" calcext:value-type="string">
            <text:p><text:s/>Benjamin Oshrin and Keith Hazelto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cim.adoc:3</text:p>
          </table:table-cell>
          <table:table-cell office:value-type="string" calcext:value-type="string">
            <text:p><text:s/>test prov. to salesforce</text:p>
          </table:table-cell>
          <table:table-cell office:value-type="string" calcext:value-type="string">
            <text:p><text:s/>AzureAD</text:p>
          </table:table-cell>
          <table:table-cell office:value-type="string" calcext:value-type="string">
            <text:p><text:s/>aws</text:p>
          </table:table-cell>
          <table:table-cell office:value-type="string" calcext:value-type="string">
            <text:p><text:s/>confluence</text:p>
          </table:table-cell>
          <table:table-cell office:value-type="string" calcext:value-type="string">
            <text:p><text:s/>slack</text:p>
          </table:table-cell>
          <table:table-cell office:value-type="string" calcext:value-type="string">
            <text:p><text:s/>sailpoint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./siwg.adoc:179</text:p>
          </table:table-cell>
          <table:table-cell office:value-type="string" calcext:value-type="string">
            <text:p><text:s/>Treatment of Regisry and Provisioning in Base CAMP: more on functional model and less on solution face-off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iwg.adoc:84</text:p>
          </table:table-cell>
          <table:table-cell office:value-type="string" calcext:value-type="string">
            <text:p><text:s/>Conceptual-level functional models that IAM infra must collectively and exhaustively addres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test-data-howto.adoc:1322</text:p>
          </table:table-cell>
          <table:table-cell office:value-type="string" calcext:value-type="string">
            <text:p><text:s/>Use U Del plan as an initial test case for campus integ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workbench.adoc:1478</text:p>
          </table:table-cell>
          <table:table-cell office:value-type="string" calcext:value-type="string">
            <text:p><text:s/>Use U Del plan as an initial test case for campus integration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next.A1:next.H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9T15:13:14.473587222</dc:date>
    <meta:editing-duration>PT3H21M51S</meta:editing-duration>
    <meta:editing-cycles>1</meta:editing-cycles>
    <meta:document-statistic meta:table-count="1" meta:cell-count="217" meta:object-count="0"/>
    <meta:generator>LibreOffice/7.6.2.1$MacOSX_AARCH64 LibreOffice_project/56f7684011345957bbf33a7ee678afaf4d2ba333</meta:generator>
  </office:meta>
</office:document-meta>
</file>